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6c417" officeooo:paragraph-rsid="00677a31"/>
    </style:style>
    <style:style style:name="P7" style:family="paragraph" style:parent-style-name="Text_20_body">
      <style:text-properties officeooo:rsid="0041e31d" officeooo:paragraph-rsid="0041e31d"/>
    </style:style>
    <style:style style:name="P8" style:family="paragraph" style:parent-style-name="Text_20_body">
      <style:text-properties officeooo:rsid="0053d07b" officeooo:paragraph-rsid="0069454d"/>
    </style:style>
    <style:style style:name="P9" style:family="paragraph" style:parent-style-name="Text_20_body">
      <style:text-properties officeooo:rsid="0048da12" officeooo:paragraph-rsid="006ec491"/>
    </style:style>
    <style:style style:name="P10" style:family="paragraph" style:parent-style-name="Text_20_body">
      <style:text-properties officeooo:paragraph-rsid="0057153a"/>
    </style:style>
    <style:style style:name="P11" style:family="paragraph" style:parent-style-name="Text_20_body">
      <style:text-properties officeooo:rsid="00514737" officeooo:paragraph-rsid="006fae9b"/>
    </style:style>
    <style:style style:name="P12" style:family="paragraph" style:parent-style-name="Text_20_body">
      <style:text-properties officeooo:rsid="00514737" officeooo:paragraph-rsid="00528391"/>
    </style:style>
    <style:style style:name="P13" style:family="paragraph" style:parent-style-name="Table_20_Contents">
      <style:text-properties officeooo:rsid="00209cd3" officeooo:paragraph-rsid="00209cd3"/>
    </style:style>
    <style:style style:name="P14" style:family="paragraph" style:parent-style-name="Table_20_Contents">
      <style:text-properties officeooo:rsid="0024dc97" officeooo:paragraph-rsid="0024dc97"/>
    </style:style>
    <style:style style:name="P15" style:family="paragraph" style:parent-style-name="Table_20_Contents">
      <style:text-properties officeooo:rsid="0025cb28" officeooo:paragraph-rsid="0025cb28"/>
    </style:style>
    <style:style style:name="P16" style:family="paragraph" style:parent-style-name="Table_20_Contents">
      <style:text-properties officeooo:rsid="002695e6" officeooo:paragraph-rsid="002695e6"/>
    </style:style>
    <style:style style:name="P17" style:family="paragraph" style:parent-style-name="Table_20_Contents">
      <style:text-properties officeooo:rsid="002c86c7" officeooo:paragraph-rsid="002c86c7"/>
    </style:style>
    <style:style style:name="P18" style:family="paragraph" style:parent-style-name="Table_20_Contents">
      <style:text-properties officeooo:rsid="00343751" officeooo:paragraph-rsid="00343751"/>
    </style:style>
    <style:style style:name="P19" style:family="paragraph" style:parent-style-name="Table_20_Contents">
      <style:text-properties officeooo:rsid="003567cd" officeooo:paragraph-rsid="003567cd"/>
    </style:style>
    <style:style style:name="P20" style:family="paragraph" style:parent-style-name="Table_20_Contents">
      <style:text-properties officeooo:rsid="005aa46f" officeooo:paragraph-rsid="006c4254"/>
    </style:style>
    <style:style style:name="P21" style:family="paragraph" style:parent-style-name="Table_20_Contents">
      <style:text-properties officeooo:rsid="006cb6f7" officeooo:paragraph-rsid="006cb6f7"/>
    </style:style>
    <style:style style:name="P22" style:family="paragraph" style:parent-style-name="Source_20_Text">
      <style:text-properties officeooo:rsid="001b41ba" officeooo:paragraph-rsid="001b41ba"/>
    </style:style>
    <style:style style:name="P23" style:family="paragraph" style:parent-style-name="Source_20_Text">
      <style:text-properties officeooo:rsid="0024dc97" officeooo:paragraph-rsid="0024dc97"/>
    </style:style>
    <style:style style:name="P24" style:family="paragraph" style:parent-style-name="Source_20_Text">
      <style:text-properties officeooo:rsid="006b6626" officeooo:paragraph-rsid="006a4251"/>
    </style:style>
    <style:style style:name="P25" style:family="paragraph" style:parent-style-name="Table_20_Contents" style:list-style-name="L1">
      <style:text-properties officeooo:rsid="0025cb28" officeooo:paragraph-rsid="0025cb28"/>
    </style:style>
    <style:style style:name="P26" style:family="paragraph" style:parent-style-name="Text_20_body">
      <style:text-properties officeooo:rsid="0041e31d" officeooo:paragraph-rsid="0074a588"/>
    </style:style>
    <style:style style:name="P27" style:family="paragraph" style:parent-style-name="Text_20_body">
      <style:text-properties officeooo:rsid="00771c07" officeooo:paragraph-rsid="0074a588"/>
    </style:style>
    <style:style style:name="P28" style:family="paragraph" style:parent-style-name="Text_20_body">
      <style:text-properties officeooo:paragraph-rsid="0074a588"/>
    </style:style>
    <style:style style:name="P29" style:family="paragraph" style:parent-style-name="Heading_20_2">
      <style:text-properties officeooo:rsid="00176106" officeooo:paragraph-rsid="00176fbb"/>
    </style:style>
    <style:style style:name="P30" style:family="paragraph" style:parent-style-name="Heading_20_2">
      <style:text-properties officeooo:rsid="00176fbb" officeooo:paragraph-rsid="00176fbb"/>
    </style:style>
    <style:style style:name="P31" style:family="paragraph" style:parent-style-name="Heading_20_2">
      <style:text-properties officeooo:rsid="001cdd4f" officeooo:paragraph-rsid="001cdd4f"/>
    </style:style>
    <style:style style:name="P32" style:family="paragraph" style:parent-style-name="Heading_20_2">
      <style:text-properties officeooo:rsid="0042b958" officeooo:paragraph-rsid="004e307f"/>
    </style:style>
    <style:style style:name="P33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41ba"/>
    </style:style>
    <style:style style:name="T3" style:family="text">
      <style:text-properties style:text-underline-style="solid" style:text-underline-width="auto" style:text-underline-color="font-color" officeooo:rsid="001cdd4f"/>
    </style:style>
    <style:style style:name="T4" style:family="text">
      <style:text-properties style:text-underline-style="solid" style:text-underline-width="auto" style:text-underline-color="font-color" officeooo:rsid="00377a35"/>
    </style:style>
    <style:style style:name="T5" style:family="text">
      <style:text-properties style:text-underline-style="solid" style:text-underline-width="auto" style:text-underline-color="font-color" officeooo:rsid="0038bd5f"/>
    </style:style>
    <style:style style:name="T6" style:family="text">
      <style:text-properties style:text-underline-style="solid" style:text-underline-width="auto" style:text-underline-color="font-color" officeooo:rsid="001e7d88"/>
    </style:style>
    <style:style style:name="T7" style:family="text">
      <style:text-properties style:text-underline-style="solid" style:text-underline-width="auto" style:text-underline-color="font-color" officeooo:rsid="003b6c6c"/>
    </style:style>
    <style:style style:name="T8" style:family="text">
      <style:text-properties style:text-underline-style="solid" style:text-underline-width="auto" style:text-underline-color="font-color" officeooo:rsid="003d11d5"/>
    </style:style>
    <style:style style:name="T9" style:family="text">
      <style:text-properties style:text-underline-style="solid" style:text-underline-width="auto" style:text-underline-color="font-color" officeooo:rsid="003d1cb8"/>
    </style:style>
    <style:style style:name="T10" style:family="text">
      <style:text-properties style:text-underline-style="solid" style:text-underline-width="auto" style:text-underline-color="font-color" officeooo:rsid="00528391"/>
    </style:style>
    <style:style style:name="T11" style:family="text">
      <style:text-properties style:text-underline-style="solid" style:text-underline-width="auto" style:text-underline-color="font-color" officeooo:rsid="0024dc97"/>
    </style:style>
    <style:style style:name="T12" style:family="text">
      <style:text-properties style:text-underline-style="solid" style:text-underline-width="auto" style:text-underline-color="font-color" officeooo:rsid="0056c417"/>
    </style:style>
    <style:style style:name="T13" style:family="text">
      <style:text-properties officeooo:rsid="001b41ba"/>
    </style:style>
    <style:style style:name="T14" style:family="text">
      <style:text-properties officeooo:rsid="001cdd4f"/>
    </style:style>
    <style:style style:name="T15" style:family="text">
      <style:text-properties officeooo:rsid="001e7d88"/>
    </style:style>
    <style:style style:name="T16" style:family="text">
      <style:text-properties officeooo:rsid="0021c92c"/>
    </style:style>
    <style:style style:name="T17" style:family="text">
      <style:text-properties officeooo:rsid="0027aab2"/>
    </style:style>
    <style:style style:name="T18" style:family="text">
      <style:text-properties officeooo:rsid="00281c28"/>
    </style:style>
    <style:style style:name="T19" style:family="text">
      <style:text-properties officeooo:rsid="002d8668"/>
    </style:style>
    <style:style style:name="T20" style:family="text">
      <style:text-properties officeooo:rsid="0032eee0"/>
    </style:style>
    <style:style style:name="T21" style:family="text">
      <style:text-properties officeooo:rsid="0033f44c"/>
    </style:style>
    <style:style style:name="T22" style:family="text">
      <style:text-properties officeooo:rsid="00343751"/>
    </style:style>
    <style:style style:name="T23" style:family="text">
      <style:text-properties officeooo:rsid="0042b958"/>
    </style:style>
    <style:style style:name="T24" style:family="text">
      <style:text-properties officeooo:rsid="0048da12"/>
    </style:style>
    <style:style style:name="T25" style:family="text">
      <style:text-properties officeooo:rsid="004ad3e6"/>
    </style:style>
    <style:style style:name="T26" style:family="text">
      <style:text-properties officeooo:rsid="004f8994"/>
    </style:style>
    <style:style style:name="T27" style:family="text">
      <style:text-properties officeooo:rsid="005010d2"/>
    </style:style>
    <style:style style:name="T28" style:family="text">
      <style:text-properties officeooo:rsid="00528391"/>
    </style:style>
    <style:style style:name="T29" style:family="text">
      <style:text-properties officeooo:rsid="0055603e"/>
    </style:style>
    <style:style style:name="T30" style:family="text">
      <style:text-properties officeooo:rsid="0056c417"/>
    </style:style>
    <style:style style:name="T31" style:family="text">
      <style:text-properties officeooo:rsid="005f1592"/>
    </style:style>
    <style:style style:name="T32" style:family="text">
      <style:text-properties officeooo:rsid="0063a25f"/>
    </style:style>
    <style:style style:name="T33" style:family="text">
      <style:text-properties officeooo:rsid="0063e667"/>
    </style:style>
    <style:style style:name="T34" style:family="text">
      <style:text-properties officeooo:rsid="00651c93"/>
    </style:style>
    <style:style style:name="T35" style:family="text">
      <style:text-properties fo:font-weight="bold" officeooo:rsid="00651c93" style:font-weight-asian="bold" style:font-weight-complex="bold"/>
    </style:style>
    <style:style style:name="T36" style:family="text">
      <style:text-properties officeooo:rsid="0065e183"/>
    </style:style>
    <style:style style:name="T37" style:family="text">
      <style:text-properties officeooo:rsid="00665f14"/>
    </style:style>
    <style:style style:name="T38" style:family="text">
      <style:text-properties style:text-underline-style="none" officeooo:rsid="003b6c6c"/>
    </style:style>
    <style:style style:name="T39" style:family="text">
      <style:text-properties officeooo:rsid="006d9f81"/>
    </style:style>
    <style:style style:name="T40" style:family="text">
      <style:text-properties officeooo:rsid="006fae9b"/>
    </style:style>
    <style:style style:name="T41" style:family="text">
      <style:text-properties officeooo:rsid="00771c07"/>
    </style:style>
    <style:style style:name="T42" style:family="text">
      <style:text-properties officeooo:rsid="007679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écifications</text:p>
      <text:h text:style-name="P29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30" text:outline-level="2">Synopsis</text:h>
      <text:p text:style-name="P24">analog -h</text:p>
      <text:p text:style-name="Source_20_Text"><text:span text:style-name="T13">a</text:span>nalog <text:span text:style-name="T13">[-xa] <text:s/></text:span><text:span text:style-name="T2">fi</text:span><text:span text:style-name="T3">chier</text:span><text:span text:style-name="T4">L</text:span></text:p>
      <text:p text:style-name="P23">analog [-g <text:span text:style-name="T1">fichier</text:span><text:span text:style-name="T4">G</text:span>] <text:span text:style-name="T1">fichier</text:span><text:span text:style-name="T4">L</text:span></text:p>
      <text:p text:style-name="P22"><text:span text:style-name="T13">a</text:span>nalog [-l #] <text:span text:style-name="T1">fi</text:span><text:span text:style-name="T3">chier</text:span><text:span text:style-name="T4">L</text:span></text:p>
      <text:p text:style-name="P22">analog [-t #] <text:span text:style-name="T1">fi</text:span><text:span text:style-name="T3">chier</text:span><text:span text:style-name="T4">L</text:span></text:p>
      <text:p text:style-name="P22">analog [-n #] <text:span text:style-name="T1">fi</text:span><text:span text:style-name="T3">chier</text:span><text:span text:style-name="T4">L</text:span></text:p>
      <text:h text:style-name="P31" text:outline-level="2">Description</text:h>
      <text:p text:style-name="P2">L’utilitaire <text:span text:style-name="Source_20_Text">analog</text:span> lit les lignes d’un <text:span text:style-name="Source_20_Text"><text:span text:style-name="T1">fichier</text:span></text:span><text:span text:style-name="Source_20_Text"><text:span text:style-name="T5">L</text:span></text:span> log donné formaté à la manière de Apache et affiche des statistiques à leur propos. <text:span text:style-name="T17">Il est possible de filtrer les données que l’on veut analyser à</text:span> <text:span text:style-name="T17">l’aide des options.</text:span></text:p>
      <text:p text:style-name="P3"><text:span text:style-name="T17">S</text:span>ans aucune option, analog affiche les 10 documents <text:span text:style-name="T21">les plus sollicités</text:span> <text:span text:style-name="T21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4">h</text:span></text:span></text:p>
          </table:table-cell>
          <table:table-cell table:style-name="Table1.A1" office:value-type="string">
            <text:p text:style-name="P13">Affiche l’utilisation de <text:span text:style-name="Source_20_Text">analog</text:span> <text:span text:style-name="T16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g </text:span></text:span><text:span text:style-name="Source_20_Text"><text:span text:style-name="T6">fichierG</text:span></text:span></text:p>
          </table:table-cell>
          <table:table-cell table:style-name="Table1.A1" office:value-type="string">
            <text:p text:style-name="P14">Génère un <text:span text:style-name="Source_20_Text"><text:span text:style-name="T1">fichier</text:span></text:span><text:span text:style-name="Source_20_Text"><text:span text:style-name="T7">G</text:span></text:span> au format GraphViz représentant les entrées du <text:span text:style-name="Source_20_Text"><text:span text:style-name="T1">fichier</text:span></text:span><text:span text:style-name="Source_20_Text"><text:span text:style-name="T8">L</text:span></text:span> log. Chaque document est un nœud et les arcs portent le nombre d’entrées empruntant le chemin en question.</text:p>
            <text:p text:style-name="P20">Note : affiche "Dot-file <text:span text:style-name="Source_20_Text"><text:span text:style-name="T11">fichier</text:span></text:span><text:span text:style-name="Source_20_Text"><text:span text:style-name="T7">G</text:span></text:span><text:span text:style-name="Source_20_Text"><text:span text:style-name="T38"> </text:span></text:span>generated" si le fichier a bien é<text:span text:style-name="T39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x</text:span></text:span></text:p>
          </table:table-cell>
          <table:table-cell table:style-name="Table1.A1" office:value-type="string">
            <text:p text:style-name="P15">Exclue tous les fichiers qui se termine par une extension de type :</text:p>
            <text:list xml:id="list7482457734685273311" text:style-name="L1">
              <text:list-item>
                <text:p text:style-name="P25">image (jpg, jpeg, png, gif, bmp)</text:p>
              </text:list-item>
              <text:list-item>
                <text:p text:style-name="P25">code de mise en forme (js, css)</text:p>
              </text:list-item>
              <text:list-item>
                <text:p text:style-name="P25">son (mp3, aac, flac, wav, ogg)</text:p>
              </text:list-item>
              <text:list-item>
                <text:p text:style-name="P25">vidéo (mp4, mov, m4v, flv, 3gp)</text:p>
              </text:list-item>
              <text:list-item>
                <text:p text:style-name="P25">vectoriel (svg)</text:p>
              </text:list-item>
            </text:list>
            <text:p text:style-name="P16">Non sensible à la casse. <text:span text:style-name="T37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l #</text:span></text:span></text:p>
          </table:table-cell>
          <table:table-cell table:style-name="Table1.A1" office:value-type="string">
            <text:p text:style-name="P21">Filtre <text:span text:style-name="T18">tous les fichiers n’ayant pas au moins un lien (vers ou depuis) faisant # hits à lui tout seul. Ainsi, dans le graphe (</text:span><text:span text:style-name="Source_20_Text"><text:span text:style-name="T18">-g</text:span></text:span><text:span text:style-name="T18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t #</text:span></text:span></text:p>
          </table:table-cell>
          <table:table-cell table:style-name="Table1.A1" office:value-type="string">
            <text:p text:style-name="P17">Filtre tou<text:span text:style-name="T20">s les documents</text:span> n’ayant pas été écrits à l’<text:span text:style-name="T19">heure #, avec # un nombre au format 24h (ex : </text:span><text:span text:style-name="Source_20_Text"><text:span text:style-name="T19">1</text:span></text:span><text:span text:style-name="T19"> ou </text:span><text:span text:style-name="Source_20_Text"><text:span text:style-name="T19">13</text:span></text:span><text:span text:style-name="T19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n #</text:span></text:span></text:p>
          </table:table-cell>
          <table:table-cell table:style-name="Table1.A1" office:value-type="string">
            <text:p text:style-name="P18"><text:span text:style-name="T22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7">a</text:span></text:span></text:p>
          </table:table-cell>
          <table:table-cell table:style-name="Table1.A1" office:value-type="string">
            <text:p text:style-name="P19">Affiche tous les documents présents dans le <text:span text:style-name="Source_20_Text"><text:span text:style-name="T1">fichier</text:span></text:span><text:span text:style-name="Source_20_Text"><text:span text:style-name="T9">L</text:span></text:span>.</text:p>
          </table:table-cell>
        </table:table-row>
      </table:table>
      <text:h text:style-name="P33" text:outline-level="2"><text:soft-page-break/>Hypothèses</text:h>
      <text:p text:style-name="P4">Le fichier de log (<text:span text:style-name="Source_20_Text"><text:span text:style-name="T1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7">Le format des champs doit être celui des fichiers de log Apache <text:span text:style-name="T23">(9 champs séparés par des espaces non échappés par des guillemets doubles (</text:span><text:span text:style-name="Source_20_Text"><text:span text:style-name="T23">"</text:span></text:span><text:span text:style-name="T23">).</text:span></text:p>
      <text:p text:style-name="P28"><text:span text:style-name="T41">Les paramètres de type GET (i.e. </text:span><text:span text:style-name="Source_20_Text"><text:span text:style-name="T34">/bonjour.php?param=valeur</text:span></text:span><text:span text:style-name="T34">) sont ignorés.</text:span></text:p>
      <text:p text:style-name="P27"><text:span text:style-name="T34">L</text:span>es URI de type <text:span text:style-name="Source_20_Text">dossier/index.html</text:span> et <text:span text:style-name="Source_20_Text">dossier/index.php</text:span> sont considérées équivalentes à <text:span text:style-name="Source_20_Text">dossier/</text:span>.</text:p>
      <text:p text:style-name="P26"><text:span text:style-name="T41">Les URI doivent finir par une extension (</text:span><text:span text:style-name="Source_20_Text"><text:span text:style-name="T36">/fic.html</text:span></text:span><text:span text:style-name="T36">, </text:span><text:span text:style-name="Source_20_Text"><text:span text:style-name="T36">/a.css</text:span></text:span><text:span text:style-name="T36">, etc.) ou ne pas avoir d'extension du tout (</text:span><text:span text:style-name="Source_20_Text"><text:span text:style-name="T36">/</text:span></text:span><text:span text:style-name="T36">, </text:span><text:span text:style-name="Source_20_Text"><text:span text:style-name="T36">/bonjour</text:span></text:span><text:span text:style-name="T36">).</text:span></text:p>
      <text:h text:style-name="P32" text:outline-level="2">Diagnosti<text:span text:style-name="T42">c</text:span></text:h>
      <text:p text:style-name="P5"><text:span text:style-name="Source_20_Text">analog</text:span> renvoie 0 <text:span text:style-name="T26">si tout s’est bien passé</text:span>, et &gt;0 en cas d’erreur <text:span text:style-name="T27">(</text:span>listés ci-dessous<text:span text:style-name="T27">)</text:span>.</text:p>
      <text:p text:style-name="P6">Le <text:span text:style-name="Source_20_Text"><text:span text:style-name="T1">fichierL</text:span></text:span> n’est pas spécifié <text:span text:style-name="T24">⇒ affiche l’utilisation de </text:span><text:span text:style-name="Source_20_Text"><text:span text:style-name="T25">analog</text:span></text:span><text:span text:style-name="T25"> et ses options sur la sortie d’erreur standard. Code d’erreur </text:span><text:span text:style-name="Source_20_Text"><text:span text:style-name="T25">ERR_ARGS</text:span></text:span><text:span text:style-name="T25"> (1).</text:span></text:p>
      <text:p text:style-name="P8"><text:span text:style-name="T28">Une option autre que </text:span><text:span text:style-name="Source_20_Text"><text:span text:style-name="T31">-h</text:span></text:span><text:span text:style-name="T31">, </text:span><text:span text:style-name="Source_20_Text"><text:span text:style-name="T31">-x</text:span></text:span><text:span text:style-name="T31">, ou </text:span><text:span text:style-name="Source_20_Text"><text:span text:style-name="T31">-a</text:span></text:span><text:span text:style-name="T31"> n’est pas suivie de son argument (ou celui-ci est mal formaté) ⇒ affiche l’utilisation de </text:span><text:span text:style-name="Source_20_Text"><text:span text:style-name="T25">analog</text:span></text:span><text:span text:style-name="T25"> et ses options sur la sortie d’erreur standard . Code d’erreur </text:span><text:span text:style-name="Source_20_Text"><text:span text:style-name="T29">ERR_ARGS</text:span></text:span><text:span text:style-name="T32"> (1).</text:span></text:p>
      <text:p text:style-name="P9"><text:span text:style-name="T23">L</text:span>e <text:span text:style-name="Source_20_Text"><text:span text:style-name="T1">fichierL</text:span></text:span> <text:span text:style-name="T30">est inaccessible en lecture</text:span> ⇒ <text:span text:style-name="T25">affiche "Impossible de lire le fichier de log" sur la sortie d’erreur standard. Code d’erreur </text:span><text:span text:style-name="Source_20_Text"><text:span text:style-name="T25">ERR_READ</text:span></text:span><text:span text:style-name="T25"> (2).</text:span></text:p>
      <text:p text:style-name="P11"><text:span text:style-name="T25">L</text:span>e <text:span text:style-name="Source_20_Text"><text:span text:style-name="T1">fichierL</text:span></text:span> est vide <text:span text:style-name="T24">⇒ </text:span>affiche "Fichier vide <text:span text:style-name="T40">ou introuvable</text:span>" sur la sortie d’erreur standard. Code d’erreur <text:span text:style-name="Source_20_Text">ERR_</text:span><text:span text:style-name="Source_20_Text"><text:span text:style-name="T40">READ</text:span></text:span><text:span text:style-name="T28"> (2).</text:span></text:p>
      <text:p text:style-name="P12">Le <text:span text:style-name="Source_20_Text"><text:span text:style-name="T10">fichierL</text:span></text:span><text:span text:style-name="T28"> est mal formaté ⇒ n'est pas détecté, et entraîne un comportement indéterminé.</text:span></text:p>
      <text:p text:style-name="P10"><text:span text:style-name="T29">Le </text:span><text:span text:style-name="Source_20_Text"><text:span text:style-name="T12">fichierG</text:span></text:span><text:span text:style-name="T30"> n’est pas accessible en écriture ⇒ affiche "Impossible de générer fichier GraphViz" sur la sortie d’erreur standard. Code d’erreur </text:span><text:span text:style-name="Source_20_Text"><text:span text:style-name="T24">ERR_WRITE</text:span></text:span><text:span text:style-name="T24"> (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20:19:50.526663000</dc:date>
    <meta:editing-duration>PT2H57M18S</meta:editing-duration>
    <meta:editing-cycles>102</meta:editing-cycles>
    <meta:generator>LibreOffice/4.1.2.3$MacOSX_x86 LibreOffice_project/40b2d7fde7e8d2d7bc5a449dc65df4d08a7dd38</meta:generator>
    <meta:document-statistic meta:table-count="1" meta:image-count="0" meta:object-count="0" meta:page-count="2" meta:paragraph-count="50" meta:word-count="562" meta:character-count="3280" meta:non-whitespace-character-count="2772"/>
  </office:meta>
</office:document-meta>
</file>